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6pt" officeooo:rsid="00038ec8" officeooo:paragraph-rsid="00038ec8" style:font-size-asian="14pt" style:font-size-complex="16pt"/>
    </style:style>
    <style:style style:name="P2" style:family="paragraph" style:parent-style-name="Text_20_body">
      <style:paragraph-properties fo:text-align="start" style:justify-single-word="false"/>
      <style:text-properties fo:font-size="20pt" officeooo:rsid="00072a78" officeooo:paragraph-rsid="00072a78" style:font-size-asian="17.5pt" style:font-size-complex="20pt"/>
    </style:style>
    <style:style style:name="P3" style:family="paragraph" style:parent-style-name="Text_20_body">
      <style:paragraph-properties fo:text-align="start" style:justify-single-word="false"/>
      <style:text-properties fo:font-size="20pt" officeooo:rsid="0008d78e" officeooo:paragraph-rsid="0008d78e" style:font-size-asian="17.5pt" style:font-size-complex="20pt"/>
    </style:style>
    <style:style style:name="P4" style:family="paragraph" style:parent-style-name="Text_20_body">
      <style:paragraph-properties fo:text-align="start" style:justify-single-word="false"/>
      <style:text-properties fo:font-size="20pt" officeooo:rsid="000b71a1" officeooo:paragraph-rsid="000b71a1" style:font-size-asian="17.5pt" style:font-size-complex="20pt"/>
    </style:style>
    <style:style style:name="P5" style:family="paragraph" style:parent-style-name="Title">
      <style:text-properties officeooo:rsid="00038ec8" officeooo:paragraph-rsid="00038ec8"/>
    </style:style>
    <style:style style:name="P6" style:family="paragraph" style:parent-style-name="Text_20_body">
      <style:paragraph-properties fo:text-align="start" style:justify-single-word="false"/>
      <style:text-properties fo:font-size="20pt" fo:language="ru" fo:country="RU" officeooo:rsid="0008d78e" officeooo:paragraph-rsid="0008d78e" style:font-size-asian="17.5pt" style:font-size-complex="20pt"/>
    </style:style>
    <style:style style:name="T1" style:family="text">
      <style:text-properties fo:language="en" fo:country="US" officeooo:rsid="0008d78e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8d78e"/>
    </style:style>
    <style:style style:name="T4" style:family="text">
      <style:text-properties fo:language="ru" fo:country="RU" officeooo:rsid="000a7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еханизмы модификации интерфейсов пользователя</text:p>
      <text:p text:style-name="P1"/>
      <text:p text:style-name="P2">1. Возможности динамического добавления контролов: <text:span text:style-name="T1">1) </text:span><text:span text:style-name="T3">Программный код</text:span></text:p>
      <text:p text:style-name="P6">2) Загрузкой разметки</text:p>
      <text:p text:style-name="P3"><text:span text:style-name="T2">3) Через механизм привязки </text:span><text:span text:style-name="T4">(контейнеры элементов)</text:span></text:p>
      <text:p text:style-name="P4"><text:span text:style-name="T4">4</text:span><text:span text:style-name="T2">) Механизм переключения страниц</text:span></text:p>
      <text:p text:style-name="P6">2.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21:05:28.266000000</dc:date>
    <meta:editing-duration>PT35M3S</meta:editing-duration>
    <meta:editing-cycles>8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6" meta:word-count="26" meta:character-count="220" meta:non-whitespace-character-count="199"/>
  </office:meta>
</office:document-meta>
</file>